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35%" fo:text-indent="0cm" style:auto-text-indent="false"/>
    </style:style>
    <style:style style:name="P2" style:family="paragraph" style:parent-style-name="Standard">
      <style:paragraph-properties fo:line-height="135%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, C. (no date) <text:span text:style-name="T1">Find all Unicode Characters from Hieroglyphs to Dingbats – Unicode Compart</text:span> <text:span text:style-name="T1">https://www.compart.com/en/unicode/U+338D</text:span> [online]. Available from: <text:a xlink:type="simple" xlink:href="https://www.compart.com/en/unicode/U+338D" text:style-name="Internet_20_link" text:visited-style-name="Visited_20_Internet_20_Link">https://www.compart.com/en/unicode/U+338D</text:a> [Accessed 13 January 2025].</text:p>
      <text:p text:style-name="P1">Anon. (no date) <text:span text:style-name="T1">Bristol City Council</text:span> [online]. Available from: <text:a xlink:type="simple" xlink:href="https://www.bristol.gov.uk/residents/pests-pollution-noise-and-food/air-quality-and-pollution/air-quality" text:style-name="Internet_20_link" text:visited-style-name="Visited_20_Internet_20_Link">https://www.bristol.gov.uk/residents/pests-pollution-noise-and-food/air-quality-and-pollution/air-quality</text:a> [Accessed 13 January 2025a].</text:p>
      <text:p text:style-name="P1">Anon. (no date) [online]. Available from: <text:a xlink:type="simple" xlink:href="https://uk.mathworks.com/help/matlab/import_export/datatype-mappings-matlab-parquet.html" text:style-name="Internet_20_link" text:visited-style-name="Visited_20_Internet_20_Link">https://uk.mathworks.com/help/matlab/import_export/datatype-mappings-matlab-parquet.html</text:a> [Accessed 13 January 2025b].</text:p>
      <text:p text:style-name="P1">Anon. (no date) <text:span text:style-name="T1">martinfowler.com</text:span> [online]. Available from: <text:a xlink:type="simple" xlink:href="https://martinfowler.com/bliki/PolyglotPersistence.html" text:style-name="Internet_20_link" text:visited-style-name="Visited_20_Internet_20_Link">https://martinfowler.com/bliki/PolyglotPersistence.html</text:a> [Accessed 13 January 2025c].</text:p>
      <text:p text:style-name="P1">Anon. (2024a) <text:span text:style-name="T1">Wikipedia</text:span> [online]. Available from: <text:a xlink:type="simple" xlink:href="https://en.wikipedia.org/w/index.php?title=Bristol_Central_(UK_Parliament_constituency)&amp;oldid=1259741154" text:style-name="Internet_20_link" text:visited-style-name="Visited_20_Internet_20_Link">https://en.wikipedia.org/w/index.php?title=Bristol_Central_(UK_Parliament_constituency)&amp;oldid=1259741154</text:a> [Accessed 13 January 2025].</text:p>
      <text:p text:style-name="P1">Anon. (no date) [online]. Available from: <text:a xlink:type="simple" xlink:href="https://mapit.mysociety.org/area/65839.html" text:style-name="Internet_20_link" text:visited-style-name="Visited_20_Internet_20_Link">https://mapit.mysociety.org/area/65839.html</text:a> [Accessed 13 January 2025d].</text:p>
      <text:p text:style-name="P1">Anon. (no date) [online]. Available from: <text:a xlink:type="simple" xlink:href="https://mapit.mysociety.org/area/66009.html" text:style-name="Internet_20_link" text:visited-style-name="Visited_20_Internet_20_Link">https://mapit.mysociety.org/area/66009.html</text:a> [Accessed 13 January 2025e].</text:p>
      <text:p text:style-name="P1">Anon. (no date) [online]. Available from: <text:a xlink:type="simple" xlink:href="https://mapit.mysociety.org/area/66031.html" text:style-name="Internet_20_link" text:visited-style-name="Visited_20_Internet_20_Link">https://mapit.mysociety.org/area/66031.html</text:a> [Accessed 13 January 2025f].</text:p>
      <text:p text:style-name="P1">Anon. (no date) [online]. Available from: <text:a xlink:type="simple" xlink:href="https://mapit.mysociety.org/area/65574.html" text:style-name="Internet_20_link" text:visited-style-name="Visited_20_Internet_20_Link">https://mapit.mysociety.org/area/65574.html</text:a> [Accessed 13 January 2025g].</text:p>
      <text:p text:style-name="P1">Anon. (2024b) <text:span text:style-name="T1">Wikipedia</text:span> [online]. Available from: <text:a xlink:type="simple" xlink:href="https://en.wikipedia.org/w/index.php?title=Bristol_West_(UK_Parliament_constituency)&amp;oldid=1255059467" text:style-name="Internet_20_link" text:visited-style-name="Visited_20_Internet_20_Link">https://en.wikipedia.org/w/index.php?title=Bristol_West_(UK_Parliament_constituency)&amp;oldid=1255059467</text:a> [Accessed 13 January 2025].</text:p>
      <text:p text:style-name="P1">Anon. (no date) <text:span text:style-name="T1">Python documentation</text:span> [online]. Available from: <text:a xlink:type="simple" xlink:href="https://docs.python.org/3/library/codecs.html" text:style-name="Internet_20_link" text:visited-style-name="Visited_20_Internet_20_Link">https://docs.python.org/3/library/codecs.html</text:a> [Accessed 13 January 2025h].</text:p>
      <text:p text:style-name="P1">Anon. (no date) <text:span text:style-name="T1">Couchbase</text:span> [online]. Available from: <text:a xlink:type="simple" xlink:href="https://www.couchbase.com/" text:style-name="Internet_20_link" text:visited-style-name="Visited_20_Internet_20_Link">https://www.couchbase.com/</text:a> [Accessed 13 January 2025i].</text:p>
      <text:p text:style-name="P1">Anon. (no date) [online]. Available from: <text:a xlink:type="simple" xlink:href="https://geopandas.org/en/stable/docs/user_guide/data_structures.html" text:style-name="Internet_20_link" text:visited-style-name="Visited_20_Internet_20_Link">https://geopandas.org/en/stable/docs/user_guide/data_structures.html</text:a> [Accessed 13 January 2025j].</text:p>
      <text:p text:style-name="P1">Anon. (no date) [online]. Available from: <text:a xlink:type="simple" xlink:href="https://pandas.pydata.org/docs/reference/frame.html" text:style-name="Internet_20_link" text:visited-style-name="Visited_20_Internet_20_Link">https://pandas.pydata.org/docs/reference/frame.html</text:a> [Accessed 13 January 2025k].</text:p>
      <text:p text:style-name="P1">Anon. (no date) <text:span text:style-name="T1">Python documentation</text:span> [online]. Available from: <text:a xlink:type="simple" xlink:href="https://docs.python.org/3/library/datetime.html" text:style-name="Internet_20_link" text:visited-style-name="Visited_20_Internet_20_Link">https://docs.python.org/3/library/datetime.html</text:a> [Accessed 13 January 2025l].</text:p>
      <text:p text:style-name="P1">Anon. (2024c) <text:span text:style-name="T1">QuestDB</text:span>. 29 July 2024 [online]. Available from: <text:a xlink:type="simple" xlink:href="https://questdb.com/blog/debugging-distributed-database-mysteries-with-rust-pcap-and-polars/" text:style-name="Internet_20_link" text:visited-style-name="Visited_20_Internet_20_Link">https://questdb.com/blog/debugging-distributed-database-mysteries-with-rust-pcap-and-polars/</text:a> [Accessed 13 January 2025].</text:p>
      <text:p text:style-name="P1">Anon. (no date) [online]. Available from: <text:a xlink:type="simple" xlink:href="https://redis.io/docs/latest/" text:style-name="Internet_20_link" text:visited-style-name="Visited_20_Internet_20_Link">https://redis.io/docs/latest/</text:a> [Accessed 13 January 2025m].</text:p>
      <text:p text:style-name="P1"><text:soft-page-break/>Anon. (no date) [online]. Available from: <text:a xlink:type="simple" xlink:href="https://geopandas.org/en/stable/gallery/index.html" text:style-name="Internet_20_link" text:visited-style-name="Visited_20_Internet_20_Link">https://geopandas.org/en/stable/gallery/index.html</text:a> [Accessed 13 January 2025n].</text:p>
      <text:p text:style-name="P1">Anon. (no date) [online]. Available from: <text:a xlink:type="simple" xlink:href="https://geopandas.org/en/stable/docs/reference/api/geopandas.GeoDataFrame.to_crs.html" text:style-name="Internet_20_link" text:visited-style-name="Visited_20_Internet_20_Link">https://geopandas.org/en/stable/docs/reference/api/geopandas.GeoDataFrame.to_crs.html</text:a> [Accessed 13 January 2025o].</text:p>
      <text:p text:style-name="P1">Anon. (no date) [online]. Available from: <text:a xlink:type="simple" xlink:href="https://pandas.pydata.org/pandas-docs/stable/user_guide/indexing.html#returning-a-view-versus-a-copy" text:style-name="Internet_20_link" text:visited-style-name="Visited_20_Internet_20_Link">https://pandas.pydata.org/pandas-docs/stable/user_guide/indexing.html#returning-a-view-versus-a-copy</text:a> [Accessed 13 January 2025p].</text:p>
      <text:p text:style-name="P1">Anon. (no date) [online]. Available from: <text:a xlink:type="simple" xlink:href="https://geopandas.org/en/stable/getting_started/introduction.html" text:style-name="Internet_20_link" text:visited-style-name="Visited_20_Internet_20_Link">https://geopandas.org/en/stable/getting_started/introduction.html</text:a> [Accessed 13 January 2025q].</text:p>
      <text:p text:style-name="P1">Anon. (no date) <text:span text:style-name="T1">Couchbase</text:span> [online]. Available from: <text:a xlink:type="simple" xlink:href="https://www.couchbase.com/resources/concepts/key-value-database/" text:style-name="Internet_20_link" text:visited-style-name="Visited_20_Internet_20_Link">https://www.couchbase.com/resources/concepts/key-value-database/</text:a> [Accessed 13 January 2025r].</text:p>
      <text:p text:style-name="P1">Anon. (no date) [online]. Available from: <text:a xlink:type="simple" xlink:href="https://docs.basex.org/main/Main_Page" text:style-name="Internet_20_link" text:visited-style-name="Visited_20_Internet_20_Link">https://docs.basex.org/main/Main_Page</text:a> [Accessed 13 January 2025s].</text:p>
      <text:p text:style-name="P1">Anon. (no date) [online]. Available from: <text:a xlink:type="simple" xlink:href="https://mapit.mysociety.org/docs/#api-by_area_id" text:style-name="Internet_20_link" text:visited-style-name="Visited_20_Internet_20_Link">https://mapit.mysociety.org/docs/#api-by_area_id</text:a> [Accessed 13 January 2025t].</text:p>
      <text:p text:style-name="P1">Anon. (no date) [online]. Available from: <text:a xlink:type="simple" xlink:href="https://pandas.pydata.org/docs/user_guide/merging.html#merge" text:style-name="Internet_20_link" text:visited-style-name="Visited_20_Internet_20_Link">https://pandas.pydata.org/docs/user_guide/merging.html#merge</text:a> [Accessed 13 January 2025u].</text:p>
      <text:p text:style-name="P1">Anon. (no date) [online]. Available from: <text:a xlink:type="simple" xlink:href="https://geopandas.org/en/stable/docs/user_guide/mergingdata.html#spatial-joins" text:style-name="Internet_20_link" text:visited-style-name="Visited_20_Internet_20_Link">https://geopandas.org/en/stable/docs/user_guide/mergingdata.html#spatial-joins</text:a> [Accessed 13 January 2025v].</text:p>
      <text:p text:style-name="P1">Anon. (no date) [online]. Available from: <text:a xlink:type="simple" xlink:href="https://dev.mysql.com/doc/connector-python/en/connector-python-connectargs.html" text:style-name="Internet_20_link" text:visited-style-name="Visited_20_Internet_20_Link">https://dev.mysql.com/doc/connector-python/en/connector-python-connectargs.html</text:a> [Accessed 13 January 2025w].</text:p>
      <text:p text:style-name="P1">Anon. (no date) [online]. Available from: <text:a xlink:type="simple" xlink:href="https://pandas.pydata.org/docs/reference/arrays.html" text:style-name="Internet_20_link" text:visited-style-name="Visited_20_Internet_20_Link">https://pandas.pydata.org/docs/reference/arrays.html</text:a> [Accessed 13 January 2025x].</text:p>
      <text:p text:style-name="P1">Anon. (no date) [online]. Available from: <text:a xlink:type="simple" xlink:href="https://www.geeksforgeeks.org/pandas-convert-date-datetime-to-string-format/" text:style-name="Internet_20_link" text:visited-style-name="Visited_20_Internet_20_Link">https://www.geeksforgeeks.org/pandas-convert-date-datetime-to-string-format/</text:a> [Accessed 13 January 2025y].</text:p>
      <text:p text:style-name="P1">Anon. (no date) [online]. Available from: <text:a xlink:type="simple" xlink:href="https://pandas.pydata.org/docs/reference/api/pandas.DataFrame.astype.html" text:style-name="Internet_20_link" text:visited-style-name="Visited_20_Internet_20_Link">https://pandas.pydata.org/docs/reference/api/pandas.DataFrame.astype.html</text:a> [Accessed 13 January 2025z].</text:p>
      <text:p text:style-name="P1">Anon. (no date) [online]. Available from: <text:a xlink:type="simple" xlink:href="https://pandas.pydata.org/docs/reference/api/pandas.DataFrame.dropna.html" text:style-name="Internet_20_link" text:visited-style-name="Visited_20_Internet_20_Link">https://pandas.pydata.org/docs/reference/api/pandas.DataFrame.dropna.html</text:a> [Accessed 13 January 2025aa].</text:p>
      <text:p text:style-name="P1">Anon. (no date) [online]. Available from: <text:a xlink:type="simple" xlink:href="https://pandas.pydata.org/docs/reference/api/pandas.DataFrame.dtypes.html" text:style-name="Internet_20_link" text:visited-style-name="Visited_20_Internet_20_Link">https://pandas.pydata.org/docs/reference/api/pandas.DataFrame.dtypes.html</text:a> [Accessed 13 January 2025ab].</text:p>
      <text:p text:style-name="P1"><text:soft-page-break/>Anon. (no date) [online]. Available from: <text:a xlink:type="simple" xlink:href="https://pandas.pydata.org/docs/reference/api/pandas.DataFrame.select_dtypes.html" text:style-name="Internet_20_link" text:visited-style-name="Visited_20_Internet_20_Link">https://pandas.pydata.org/docs/reference/api/pandas.DataFrame.select_dtypes.html</text:a> [Accessed 13 January 2025ac].</text:p>
      <text:p text:style-name="P1">Anon. (no date) [online]. Available from: <text:a xlink:type="simple" xlink:href="https://pandas.pydata.org/docs/reference/api/pandas.DataFrame.to_csv.html" text:style-name="Internet_20_link" text:visited-style-name="Visited_20_Internet_20_Link">https://pandas.pydata.org/docs/reference/api/pandas.DataFrame.to_csv.html</text:a> [Accessed 13 January 2025ad].</text:p>
      <text:p text:style-name="P1">Anon. (no date) [online]. Available from: <text:a xlink:type="simple" xlink:href="https://pandas.pydata.org/docs/reference/api/pandas.read_csv.html" text:style-name="Internet_20_link" text:visited-style-name="Visited_20_Internet_20_Link">https://pandas.pydata.org/docs/reference/api/pandas.read_csv.html</text:a> [Accessed 13 January 2025ae].</text:p>
      <text:p text:style-name="P1">Anon. (no date) [online]. Available from: <text:a xlink:type="simple" xlink:href="https://pandas.pydata.org/docs/reference/api/pandas.StringDtype.html#pandas.StringDtype" text:style-name="Internet_20_link" text:visited-style-name="Visited_20_Internet_20_Link">https://pandas.pydata.org/docs/reference/api/pandas.StringDtype.html#pandas.StringDtype</text:a> [Accessed 13 January 2025af].</text:p>
      <text:p text:style-name="P1">Anon. (no date) <text:span text:style-name="T1">QuestDB</text:span> [online]. Available from: <text:a xlink:type="simple" xlink:href="https://questdb.com/" text:style-name="Internet_20_link" text:visited-style-name="Visited_20_Internet_20_Link">https://questdb.com/</text:a> [Accessed 13 January 2025ag].</text:p>
      <text:p text:style-name="P1">Anon. (no date) [online]. Available from: <text:a xlink:type="simple" xlink:href="https://geopandas.org/en/stable/docs/user_guide/io.html#reading-spatial-data" text:style-name="Internet_20_link" text:visited-style-name="Visited_20_Internet_20_Link">https://geopandas.org/en/stable/docs/user_guide/io.html#reading-spatial-data</text:a> [Accessed 13 January 2025ah].</text:p>
      <text:p text:style-name="P1">Anon. (no date) <text:span text:style-name="T1">Redis</text:span> [online]. Available from: <text:a xlink:type="simple" xlink:href="https://redis.io/" text:style-name="Internet_20_link" text:visited-style-name="Visited_20_Internet_20_Link">https://redis.io/</text:a> [Accessed 13 January 2025ai].</text:p>
      <text:p text:style-name="P1">Anon. (no date) [online]. Available from: <text:a xlink:type="simple" xlink:href="https://py-questdb-client.readthedocs.io/en/latest/sender.html" text:style-name="Internet_20_link" text:visited-style-name="Visited_20_Internet_20_Link">https://py-questdb-client.readthedocs.io/en/latest/sender.html</text:a> [Accessed 13 January 2025aj].</text:p>
      <text:p text:style-name="P1">Anon. (no date) [online]. Available from: <text:a xlink:type="simple" xlink:href="https://geopandas.org/en/stable/gallery/spatial_joins.html" text:style-name="Internet_20_link" text:visited-style-name="Visited_20_Internet_20_Link">https://geopandas.org/en/stable/gallery/spatial_joins.html</text:a> [Accessed 13 January 2025ak].</text:p>
      <text:p text:style-name="P1">Anon. (2024d) <text:span text:style-name="T1">QuestDB</text:span>. 27 March 2024 [online]. Available from: <text:a xlink:type="simple" xlink:href="https://questdb.com/blog/timescaledb-vs-questdb-comparison/" text:style-name="Internet_20_link" text:visited-style-name="Visited_20_Internet_20_Link">https://questdb.com/blog/timescaledb-vs-questdb-comparison/</text:a> [Accessed 13 January 2025].</text:p>
      <text:p text:style-name="P1">Anon. (2023) <text:span text:style-name="T1">Timescale Blog</text:span>. 10 November 2023 [online]. Available from: <text:a xlink:type="simple" xlink:href="https://www.timescale.com/blog/top-8-postgresql-extensions" text:style-name="Internet_20_link" text:visited-style-name="Visited_20_Internet_20_Link">https://www.timescale.com/blog/top-8-postgresql-extensions</text:a> [Accessed 13 January 2025].</text:p>
      <text:p text:style-name="P1">Anon. (no date) [online]. Available from: <text:a xlink:type="simple" xlink:href="https://fr-libreoffice-org.translate.goog/discover/libreoffice/?_x_tr_sl=fr&amp;_x_tr_tl=en&amp;_x_tr_hl=en&amp;_x_tr_pto=sc" text:style-name="Internet_20_link" text:visited-style-name="Visited_20_Internet_20_Link">https://fr-libreoffice-org.translate.goog/discover/libreoffice/?_x_tr_sl=fr&amp;_x_tr_tl=en&amp;_x_tr_hl=en&amp;_x_tr_pto=sc</text:a> [Accessed 15 January 2025al].</text:p>
      <text:p text:style-name="P1">Anon. (no date) <text:span text:style-name="T1">Couchbase</text:span> [online]. Available from: <text:a xlink:type="simple" xlink:href="https://www.couchbase.com/why-couchbase/" text:style-name="Internet_20_link" text:visited-style-name="Visited_20_Internet_20_Link">https://www.couchbase.com/why-couchbase/</text:a> [Accessed 13 January 2025am].</text:p>
      <text:p text:style-name="P1">Anon. (no date) [online]. Available from: <text:a xlink:type="simple" xlink:href="https://packaging.python.org/en/latest/guides/writing-pyproject-toml/#a-full-example" text:style-name="Internet_20_link" text:visited-style-name="Visited_20_Internet_20_Link">https://packaging.python.org/en/latest/guides/writing-pyproject-toml/#a-full-example</text:a> [Accessed 13 January 2025an].</text:p>
      <text:p text:style-name="P1">Anon. (no date) [online]. Available from: <text:a xlink:type="simple" xlink:href="https://mapit.mysociety.org/area/66031.geojson" text:style-name="Internet_20_link" text:visited-style-name="Visited_20_Internet_20_Link">https://mapit.mysociety.org/area/66031.geojson</text:a> [Accessed 13 January 2025ao].</text:p>
      <text:p text:style-name="P1">Anon. (no date) [online]. Available from: <text:a xlink:type="simple" xlink:href="https://mapit.mysociety.org/area/66031/geometry" text:style-name="Internet_20_link" text:visited-style-name="Visited_20_Internet_20_Link">https://mapit.mysociety.org/area/66031/geometry</text:a> [Accessed 13 January 2025ap].</text:p>
      <text:p text:style-name="P1">Anon. (no date) [online]. Available from: <text:a xlink:type="simple" xlink:href="https://mapit.mysociety.org/area/65839.geojson" text:style-name="Internet_20_link" text:visited-style-name="Visited_20_Internet_20_Link">https://mapit.mysociety.org/area/65839.geojson</text:a> [Accessed 13 January 2025aq].</text:p>
      <text:p text:style-name="P1"><text:soft-page-break/>Anon. (no date) [online]. Available from: <text:a xlink:type="simple" xlink:href="https://mapit.mysociety.org/area/65839/geometry" text:style-name="Internet_20_link" text:visited-style-name="Visited_20_Internet_20_Link">https://mapit.mysociety.org/area/65839/geometry</text:a> [Accessed 13 January 2025ar].</text:p>
      <text:p text:style-name="P1">Anon. (no date) [online]. Available from: <text:a xlink:type="simple" xlink:href="https://mapit.mysociety.org/area/66009/geometry" text:style-name="Internet_20_link" text:visited-style-name="Visited_20_Internet_20_Link">https://mapit.mysociety.org/area/66009/geometry</text:a> [Accessed 13 January 2025as].</text:p>
      <text:p text:style-name="P1">Anon. (no date) [online]. Available from: <text:a xlink:type="simple" xlink:href="https://mapit.mysociety.org/area/66009.geojson" text:style-name="Internet_20_link" text:visited-style-name="Visited_20_Internet_20_Link">https://mapit.mysociety.org/area/66009.geojson</text:a> [Accessed 13 January 2025at].</text:p>
      <text:p text:style-name="P1">Anon. (no date) [online]. Available from: <text:a xlink:type="simple" xlink:href="https://mapit.mysociety.org/area/65574.geojson" text:style-name="Internet_20_link" text:visited-style-name="Visited_20_Internet_20_Link">https://mapit.mysociety.org/area/65574.geojson</text:a> [Accessed 13 January 2025au].</text:p>
      <text:p text:style-name="P1">Anon. (no date) [online]. Available from: <text:a xlink:type="simple" xlink:href="https://mapit.mysociety.org/area/65574/geometry" text:style-name="Internet_20_link" text:visited-style-name="Visited_20_Internet_20_Link">https://mapit.mysociety.org/area/65574/geometry</text:a> [Accessed 13 January 2025av].</text:p>
      <text:p text:style-name="P1">aravenel (2012) <text:span text:style-name="T1">Answer to ‘Download Returned Zip file from URL’</text:span> <text:span text:style-name="T1">Stack Overflow</text:span> [online]. Available from: <text:a xlink:type="simple" xlink:href="https://stackoverflow.com/a/9419412" text:style-name="Internet_20_link" text:visited-style-name="Visited_20_Internet_20_Link">https://stackoverflow.com/a/9419412</text:a> [Accessed 13 January 2025].</text:p>
      <text:p text:style-name="P1">Bristol_Des-ad354x (no date) <text:span text:style-name="T1">AIR QUALITY IN BRISTOL</text:span> <text:span text:style-name="T1">Clean Air for Bristol</text:span> [online]. Available from: <text:a xlink:type="simple" xlink:href="https://www.cleanairforbristol.org/air-pollution/air-quality-in-bristol/" text:style-name="Internet_20_link" text:visited-style-name="Visited_20_Internet_20_Link">https://www.cleanairforbristol.org/air-pollution/air-quality-in-bristol/</text:a> [Accessed 13 January 2025a].</text:p>
      <text:p text:style-name="P1">Bristol_Des-ad354x (no date) <text:span text:style-name="T1">Clean Air for Bristol | Clean air for everyone | Bristol Clean Air Zone</text:span> <text:span text:style-name="T1">Clean Air for Bristol</text:span> [online]. Available from: <text:a xlink:type="simple" xlink:href="https://www.cleanairforbristol.org/" text:style-name="Internet_20_link" text:visited-style-name="Visited_20_Internet_20_Link">https://www.cleanairforbristol.org/</text:a> [Accessed 13 January 2025b].</text:p>
      <text:p text:style-name="P1">Carroll, E. (2019) <text:span text:style-name="T1">Does MariaDB or MySQL implement the VALUES (expression) table value constructor?</text:span> <text:span text:style-name="T1">Database Administrators Stack Exchange</text:span>. Forum post [online]. Available from: <text:a xlink:type="simple" xlink:href="https://dba.stackexchange.com/q/177312" text:style-name="Internet_20_link" text:visited-style-name="Visited_20_Internet_20_Link">https://dba.stackexchange.com/q/177312</text:a> [Accessed 13 January 2025].</text:p>
      <text:p text:style-name="P1">F, T. (2021) <text:span text:style-name="T1">Answer to ‘Download Returned Zip file from URL’</text:span> <text:span text:style-name="T1">Stack Overflow</text:span> [online]. Available from: <text:a xlink:type="simple" xlink:href="https://stackoverflow.com/a/68072873" text:style-name="Internet_20_link" text:visited-style-name="Visited_20_Internet_20_Link">https://stackoverflow.com/a/68072873</text:a> [Accessed 13 January 2025].</text:p>
      <text:p text:style-name="P1">QuestDB (no date) <text:span text:style-name="T1">Backup and restore | QuestDB</text:span> [online]. Available from: <text:a xlink:type="simple" xlink:href="https://questdb.com/docs/operations/backup/" text:style-name="Internet_20_link" text:visited-style-name="Visited_20_Internet_20_Link">https://questdb.com/docs/operations/backup/</text:a> [Accessed 13 January 2025a].</text:p>
      <text:p text:style-name="P1">QuestDB (no date) <text:span text:style-name="T1">Capacity planning | QuestDB</text:span> [online]. Available from: <text:a xlink:type="simple" xlink:href="https://questdb.com/docs/deployment/capacity-planning/" text:style-name="Internet_20_link" text:visited-style-name="Visited_20_Internet_20_Link">https://questdb.com/docs/deployment/capacity-planning/</text:a> [Accessed 13 January 2025b].</text:p>
      <text:p text:style-name="P1">QuestDB (no date) <text:span text:style-name="T1">CREATE TABLE reference | QuestDB</text:span> [online]. Available from: <text:a xlink:type="simple" xlink:href="https://questdb.com/docs/reference/sql/create-table/" text:style-name="Internet_20_link" text:visited-style-name="Visited_20_Internet_20_Link">https://questdb.com/docs/reference/sql/create-table/</text:a> [Accessed 13 January 2025c].</text:p>
      <text:p text:style-name="P1">QuestDB (no date) <text:span text:style-name="T1">DROP TABLE keyword | QuestDB</text:span> [online]. Available from: <text:a xlink:type="simple" xlink:href="https://questdb.com/docs/reference/sql/drop/" text:style-name="Internet_20_link" text:visited-style-name="Visited_20_Internet_20_Link">https://questdb.com/docs/reference/sql/drop/</text:a> [Accessed 13 January 2025d].</text:p>
      <text:p text:style-name="P1">QuestDB (no date) <text:span text:style-name="T1">Ingestion overview | QuestDB</text:span> [online]. Available from: <text:a xlink:type="simple" xlink:href="https://questdb.com/docs/ingestion-overview/" text:style-name="Internet_20_link" text:visited-style-name="Visited_20_Internet_20_Link">https://questdb.com/docs/ingestion-overview/</text:a> [Accessed 13 January 2025e].</text:p>
      <text:p text:style-name="P1">QuestDB (no date) <text:span text:style-name="T1">Introduction | QuestDB</text:span> [online]. Available from: <text:a xlink:type="simple" xlink:href="https://questdb.com/docs/" text:style-name="Internet_20_link" text:visited-style-name="Visited_20_Internet_20_Link">https://questdb.com/docs/</text:a> [Accessed 13 January 2025f].</text:p>
      <text:p text:style-name="P1">QuestDB (no date) <text:span text:style-name="T1">List of OS error codes | QuestDB</text:span> [online]. Available from: <text:a xlink:type="simple" xlink:href="https://questdb.com/docs/troubleshooting/os-error-codes/" text:style-name="Internet_20_link" text:visited-style-name="Visited_20_Internet_20_Link">https://questdb.com/docs/troubleshooting/os-error-codes/</text:a> [Accessed 13 January 2025g].</text:p>
      <text:p text:style-name="P1">QuestDB (no date) <text:span text:style-name="T1">Pandas | QuestDB</text:span> [online]. Available from: <text:a xlink:type="simple" xlink:href="https://questdb.com/docs/third-party-tools/pandas/" text:style-name="Internet_20_link" text:visited-style-name="Visited_20_Internet_20_Link">https://questdb.com/docs/third-party-tools/pandas/</text:a> [Accessed 13 January 2025h].</text:p>
      <text:p text:style-name="P1"><text:soft-page-break/>QuestDB (no date) <text:span text:style-name="T1">Python Client Documentation | QuestDB</text:span> [online]. Available from: <text:a xlink:type="simple" xlink:href="https://questdb.com/docs/clients/ingest-python" text:style-name="Internet_20_link" text:visited-style-name="Visited_20_Internet_20_Link">https://questdb.com/docs/clients/ingest-python</text:a> [Accessed 13 January 2025i].</text:p>
      <text:p text:style-name="P1">QuestDB (no date) <text:span text:style-name="T1">Quick start | QuestDB</text:span> [online]. Available from: <text:a xlink:type="simple" xlink:href="https://questdb.com/docs/quick-start/" text:style-name="Internet_20_link" text:visited-style-name="Visited_20_Internet_20_Link">https://questdb.com/docs/quick-start/</text:a> [Accessed 13 January 2025j].</text:p>
      <text:p text:style-name="P1">QuestDB (no date) <text:span text:style-name="T1">Rust Client Documentation | QuestDB</text:span> [online]. Available from: <text:a xlink:type="simple" xlink:href="https://questdb.com/docs/clients/ingest-rust/" text:style-name="Internet_20_link" text:visited-style-name="Visited_20_Internet_20_Link">https://questdb.com/docs/clients/ingest-rust/</text:a> [Accessed 13 January 2025k].</text:p>
      <text:p text:style-name="P1">QuestDB (no date) <text:span text:style-name="T1">SAMPLE BY keyword | QuestDB</text:span> [online]. Available from: <text:a xlink:type="simple" xlink:href="https://questdb.com/docs/reference/sql/sample-by/" text:style-name="Internet_20_link" text:visited-style-name="Visited_20_Internet_20_Link">https://questdb.com/docs/reference/sql/sample-by/</text:a> [Accessed 13 January 2025l].</text:p>
      <text:p text:style-name="P1">QuestDB (no date) <text:span text:style-name="T1">Symbol | QuestDB</text:span> [online]. Available from: <text:a xlink:type="simple" xlink:href="https://questdb.com/docs/concept/symbol/" text:style-name="Internet_20_link" text:visited-style-name="Visited_20_Internet_20_Link">https://questdb.com/docs/concept/symbol/</text:a> [Accessed 13 January 2025m].</text:p>
      <text:p text:style-name="P1">QuestDB (no date) <text:span text:style-name="T1">Text functions | QuestDB</text:span> [online]. Available from: <text:a xlink:type="simple" xlink:href="https://questdb.com/docs/reference/function/text/" text:style-name="Internet_20_link" text:visited-style-name="Visited_20_Internet_20_Link">https://questdb.com/docs/reference/function/text/</text:a> [Accessed 13 January 2025n].</text:p>
      <text:p text:style-name="P1">QuestDB (no date) <text:span text:style-name="T1">Using Docker with QuestDB | QuestDB</text:span> [online]. Available from: <text:a xlink:type="simple" xlink:href="https://questdb.com/docs/deployment/docker" text:style-name="Internet_20_link" text:visited-style-name="Visited_20_Internet_20_Link">https://questdb.com/docs/deployment/docker</text:a> [Accessed 13 January 2025o].</text:p>
      <text:p text:style-name="P1">QuestDB (no date) <text:span text:style-name="T1">Why QuestDB? | QuestDB</text:span> [online]. Available from: <text:a xlink:type="simple" xlink:href="https://questdb.com/docs/why-questdb/" text:style-name="Internet_20_link" text:visited-style-name="Visited_20_Internet_20_Link">https://questdb.com/docs/why-questdb/</text:a> [Accessed 13 January 2025p].</text:p>
      <text:p text:style-name="P1">Sours, K. (2024) <text:span text:style-name="T1">Answer to ‘Does MariaDB or MySQL implement the VALUES (expression) table value constructor?’</text:span> <text:span text:style-name="T1">Database Administrators Stack Exchange</text:span> [online]. Available from: <text:a xlink:type="simple" xlink:href="https://dba.stackexchange.com/a/334495" text:style-name="Internet_20_link" text:visited-style-name="Visited_20_Internet_20_Link">https://dba.stackexchange.com/a/334495</text:a> [Accessed 13 January 2025].</text:p>
      <text:p text:style-name="P1">Timmie (2023) <text:span text:style-name="T1">How to change the order of DataFrame columns?</text:span> <text:span text:style-name="T1">Stack Overflow</text:span>. Forum post [online]. Available from: <text:a xlink:type="simple" xlink:href="https://stackoverflow.com/q/13148429" text:style-name="Internet_20_link" text:visited-style-name="Visited_20_Internet_20_Link">https://stackoverflow.com/q/13148429</text:a> [Accessed 13 January 2025].</text:p>
      <text:p text:style-name="P1">user1229108 (2018) <text:span text:style-name="T1">Download Returned Zip file from URL</text:span> <text:span text:style-name="T1">Stack Overflow</text:span>. Forum post [online]. Available from: <text:a xlink:type="simple" xlink:href="https://stackoverflow.com/q/9419162" text:style-name="Internet_20_link" text:visited-style-name="Visited_20_Internet_20_Link">https://stackoverflow.com/q/9419162</text:a> [Accessed 13 January 2025].</text:p>
      <text:p text:style-name="P1">Vaintroub, V. (2018) <text:span text:style-name="T1">Answer to ‘Does MariaDB or MySQL implement the VALUES (expression) table value constructor?’</text:span> <text:span text:style-name="T1">Database Administrators Stack Exchange</text:span> [online]. Available from: <text:a xlink:type="simple" xlink:href="https://dba.stackexchange.com/a/202466" text:style-name="Internet_20_link" text:visited-style-name="Visited_20_Internet_20_Link">https://dba.stackexchange.com/a/202466</text:a> [Accessed 13 January 2025].</text:p>
      <text:p text:style-name="P2">Webucator (2015) <text:span text:style-name="T1">Answer to ‘Download Returned Zip file from URL’</text:span> <text:span text:style-name="T1">Stack Overflow</text:span> [online]. Available from: <text:a xlink:type="simple" xlink:href="https://stackoverflow.com/a/31706921" text:style-name="Internet_20_link" text:visited-style-name="Visited_20_Internet_20_Link">https://stackoverflow.com/a/31706921</text:a> [Accessed 13 January 2025]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7:54:46.544000000</meta:creation-date>
    <dc:date>2025-01-15T18:33:41.553000000</dc:date>
    <meta:editing-duration>PT1M31S</meta:editing-duration>
    <meta:editing-cycles>1</meta:editing-cycles>
    <meta:document-statistic meta:table-count="0" meta:image-count="0" meta:object-count="0" meta:page-count="5" meta:paragraph-count="80" meta:word-count="1112" meta:character-count="11801" meta:non-whitespace-character-count="10768"/>
    <meta:generator>LibreOffice/24.8.4.2$Windows_X86_64 LibreOffice_project/bb3cfa12c7b1bf994ecc5649a80400d06cd71002</meta:generator>
  </office:meta>
</office:document-meta>
</file>